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3333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6666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svg:stroke-width="0.051cm" svg:stroke-color="#808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1cm" svg:stroke-color="#6666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0" draw:id="id70" draw:layer="layout" svg:width="0.635cm" svg:height="0.635cm" svg:x="5.089cm" svg:y="8.62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2" draw:id="id72" draw:layer="layout" svg:width="0.635cm" svg:height="0.635cm" svg:x="5.935cm" svg:y="8.62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6" draw:id="id66" draw:layer="layout" svg:width="0.635cm" svg:height="0.635cm" svg:x="6.782cm" svg:y="8.62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0.635cm" svg:height="0.635cm" svg:x="7.629cm" svg:y="8.62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0.635cm" svg:height="0.635cm" svg:x="8.475cm" svg:y="8.62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0.635cm" svg:height="0.635cm" svg:x="9.322cm" svg:y="8.62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0.635cm" svg:height="0.635cm" svg:x="10.169cm" svg:y="8.62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0.635cm" svg:height="0.635cm" svg:x="11.015cm" svg:y="8.62cm">
          <text:p text:style-name="P1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0.635cm" svg:height="0.635cm" svg:x="11.862cm" svg:y="8.62cm">
          <text:p text:style-name="P1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0.635cm" svg:height="0.635cm" svg:x="12.709cm" svg:y="8.62cm">
          <text:p text:style-name="P1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0" draw:id="id60" draw:layer="layout" svg:width="0.635cm" svg:height="0.635cm" svg:x="26.298cm" svg:y="8.62cm">
          <text:p text:style-name="P1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4" draw:id="id64" draw:layer="layout" svg:width="0.635cm" svg:height="0.635cm" svg:x="27.187cm" svg:y="8.62cm">
          <text:p text:style-name="P1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8" draw:id="id68" draw:layer="layout" svg:width="0.635cm" svg:height="0.635cm" svg:x="27.963cm" svg:y="8.62cm">
          <text:p text:style-name="P1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4" draw:id="id74" draw:layer="layout" svg:width="0.635cm" svg:height="0.635cm" svg:x="1.025cm" svg:y="8.62cm">
          <text:p text:style-name="P1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6" draw:id="id76" draw:layer="layout" svg:width="0.635cm" svg:height="0.635cm" svg:x="1.787cm" svg:y="8.62cm">
          <text:p text:style-name="P1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layout" svg:width="0.635cm" svg:height="0.635cm" svg:x="2.549cm" svg:y="8.62cm">
          <text:p text:style-name="P1"><text:span text:style-name="T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" draw:id="id23" draw:layer="layout" svg:width="0.635cm" svg:height="0.635cm" svg:x="3.395cm" svg:y="8.62cm">
          <text:p text:style-name="P1"><text:span text:style-name="T2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5" draw:id="id25" draw:layer="layout" svg:width="0.635cm" svg:height="0.635cm" svg:x="4.242cm" svg:y="8.62cm">
          <text:p text:style-name="P1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7" draw:id="id27" draw:layer="layout" svg:width="0.635cm" svg:height="0.635cm" svg:x="13.598cm" svg:y="8.62cm">
          <text:p text:style-name="P1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9" draw:id="id29" draw:layer="layout" svg:width="0.635cm" svg:height="0.635cm" svg:x="14.444cm" svg:y="8.62cm">
          <text:p text:style-name="P1"><text:span text:style-name="T2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1" draw:id="id31" draw:layer="layout" svg:width="0.635cm" svg:height="0.635cm" svg:x="15.291cm" svg:y="8.62cm">
          <text:p text:style-name="P1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3" draw:id="id33" draw:layer="layout" svg:width="0.635cm" svg:height="0.635cm" svg:x="16.138cm" svg:y="8.62cm">
          <text:p text:style-name="P1"><text:span text:style-name="T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5" draw:id="id35" draw:layer="layout" svg:width="0.635cm" svg:height="0.635cm" svg:x="16.984cm" svg:y="8.62cm">
          <text:p text:style-name="P1"><text:span text:style-name="T2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7" draw:id="id37" draw:layer="layout" svg:width="0.635cm" svg:height="0.635cm" svg:x="17.831cm" svg:y="8.62cm">
          <text:p text:style-name="P1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9" draw:id="id39" draw:layer="layout" svg:width="0.635cm" svg:height="0.635cm" svg:x="18.678cm" svg:y="8.62cm">
          <text:p text:style-name="P1"><text:span text:style-name="T2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1" draw:id="id41" draw:layer="layout" svg:width="0.635cm" svg:height="0.635cm" svg:x="19.524cm" svg:y="8.62cm">
          <text:p text:style-name="P1"><text:span text:style-name="T2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0.635cm" svg:height="0.635cm" svg:x="20.371cm" svg:y="8.62cm">
          <text:p text:style-name="P1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5" draw:id="id45" draw:layer="layout" svg:width="0.635cm" svg:height="0.635cm" svg:x="21.218cm" svg:y="8.62cm">
          <text:p text:style-name="P1"><text:span text:style-name="T2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7" draw:id="id47" draw:layer="layout" svg:width="0.635cm" svg:height="0.635cm" svg:x="22.064cm" svg:y="8.62cm">
          <text:p text:style-name="P1"><text:span text:style-name="T2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9" draw:id="id49" draw:layer="layout" svg:width="0.635cm" svg:height="0.635cm" svg:x="22.911cm" svg:y="8.62cm">
          <text:p text:style-name="P1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1" draw:id="id51" draw:layer="layout" svg:width="0.635cm" svg:height="0.635cm" svg:x="23.758cm" svg:y="8.62cm">
          <text:p text:style-name="P1"><text:span text:style-name="T2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4" draw:id="id54" draw:layer="layout" svg:width="0.635cm" svg:height="0.635cm" svg:x="24.562cm" svg:y="8.62cm">
          <text:p text:style-name="P1"><text:span text:style-name="T2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6" draw:id="id56" draw:layer="layout" svg:width="0.635cm" svg:height="0.635cm" svg:x="25.409cm" svg:y="8.62cm">
          <text:p text:style-name="P1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.025cm" svg:y="3.794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.787cm" svg:y="3.794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.634cm" svg:y="3.794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3.48cm" svg:y="3.794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4.327cm" svg:y="3.794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0.635cm" svg:height="0.635cm" svg:x="5.174cm" svg:y="3.794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0.635cm" svg:height="0.635cm" svg:x="6.02cm" svg:y="3.794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0.635cm" svg:height="0.635cm" svg:x="6.867cm" svg:y="3.794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0.635cm" svg:height="0.635cm" svg:x="7.714cm" svg:y="3.794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0.635cm" svg:height="0.635cm" svg:x="8.56cm" svg:y="3.794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0.635cm" svg:height="0.635cm" svg:x="9.407cm" svg:y="3.794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0.635cm" svg:height="0.635cm" svg:x="10.254cm" svg:y="3.794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0.635cm" svg:height="0.635cm" svg:x="11.1cm" svg:y="3.794cm">
          <text:p text:style-name="P1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0.635cm" svg:height="0.635cm" svg:x="11.947cm" svg:y="3.794cm">
          <text:p text:style-name="P1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0.635cm" svg:height="0.635cm" svg:x="12.794cm" svg:y="3.794cm">
          <text:p text:style-name="P1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3.64cm" svg:y="3.794cm">
          <text:p text:style-name="P1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4.487cm" svg:y="3.794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5.334cm" svg:y="3.794cm">
          <text:p text:style-name="P1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6.18cm" svg:y="3.794cm">
          <text:p text:style-name="P1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7.027cm" svg:y="3.794cm">
          <text:p text:style-name="P1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7.874cm" svg:y="3.794cm">
          <text:p text:style-name="P1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8.72cm" svg:y="3.794cm">
          <text:p text:style-name="P1"><text:span text:style-name="T1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9.567cm" svg:y="3.794cm">
          <text:p text:style-name="P1"><text:span text:style-name="T1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0.414cm" svg:y="3.794cm">
          <text:p text:style-name="P1"><text:span text:style-name="T1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1.26cm" svg:y="3.794cm">
          <text:p text:style-name="P1"><text:span text:style-name="T1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2.107cm" svg:y="3.794cm">
          <text:p text:style-name="P1"><text:span text:style-name="T1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2.954cm" svg:y="3.794cm">
          <text:p text:style-name="P1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3.8cm" svg:y="3.794cm">
          <text:p text:style-name="P1"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4.647cm" svg:y="3.794cm">
          <text:p text:style-name="P1"><text:span text:style-name="T1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5.494cm" svg:y="3.794cm">
          <text:p text:style-name="P1"><text:span text:style-name="T1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6.34cm" svg:y="3.794cm">
          <text:p text:style-name="P1"><text:span text:style-name="T1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7.187cm" svg:y="3.794cm">
          <text:p text:style-name="P1"><text:span text:style-name="T1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7.949cm" svg:y="3.794cm">
          <text:p text:style-name="P1"><text:span text:style-name="T1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0.635cm" svg:height="0.635cm" svg:x="1cm" svg:y="13.319cm">
          <text:p text:style-name="P1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1" draw:id="id61" draw:layer="layout" svg:width="0.635cm" svg:height="0.635cm" svg:x="1.847cm" svg:y="13.319cm">
          <text:p text:style-name="P1"><text:span text:style-name="T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2" draw:id="id62" draw:layer="layout" svg:width="0.635cm" svg:height="0.635cm" svg:x="2.694cm" svg:y="13.319cm">
          <text:p text:style-name="P1"><text:span text:style-name="T2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3" draw:id="id63" draw:layer="layout" svg:width="0.635cm" svg:height="0.635cm" svg:x="3.54cm" svg:y="13.319cm">
          <text:p text:style-name="P1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5" draw:id="id65" draw:layer="layout" svg:width="0.635cm" svg:height="0.635cm" svg:x="4.387cm" svg:y="13.319cm">
          <text:p text:style-name="P1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7" draw:id="id67" draw:layer="layout" svg:width="0.635cm" svg:height="0.635cm" svg:x="5.234cm" svg:y="13.319cm">
          <text:p text:style-name="P1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9" draw:id="id69" draw:layer="layout" svg:width="0.635cm" svg:height="0.635cm" svg:x="6.08cm" svg:y="13.319cm">
          <text:p text:style-name="P1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1" draw:id="id71" draw:layer="layout" svg:width="0.635cm" svg:height="0.635cm" svg:x="6.927cm" svg:y="13.319cm">
          <text:p text:style-name="P1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3" draw:id="id73" draw:layer="layout" svg:width="0.635cm" svg:height="0.635cm" svg:x="7.774cm" svg:y="13.319cm">
          <text:p text:style-name="P1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5" draw:id="id75" draw:layer="layout" svg:width="0.635cm" svg:height="0.635cm" svg:x="8.62cm" svg:y="13.319cm">
          <text:p text:style-name="P1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8" draw:id="id18" draw:layer="layout" svg:width="0.635cm" svg:height="0.635cm" svg:x="9.467cm" svg:y="13.319cm">
          <text:p text:style-name="P1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" draw:id="id20" draw:layer="layout" svg:width="0.635cm" svg:height="0.635cm" svg:x="11.157cm" svg:y="13.319cm">
          <text:p text:style-name="P1"><text:span text:style-name="T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" draw:id="id22" draw:layer="layout" svg:width="0.635cm" svg:height="0.635cm" svg:x="12.003cm" svg:y="13.319cm">
          <text:p text:style-name="P1"><text:span text:style-name="T2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" draw:id="id24" draw:layer="layout" svg:width="0.635cm" svg:height="0.635cm" svg:x="12.85cm" svg:y="13.319cm">
          <text:p text:style-name="P1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6" draw:id="id26" draw:layer="layout" svg:width="0.635cm" svg:height="0.635cm" svg:x="13.697cm" svg:y="13.319cm">
          <text:p text:style-name="P1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8" draw:id="id28" draw:layer="layout" svg:width="0.635cm" svg:height="0.635cm" svg:x="14.543cm" svg:y="13.319cm">
          <text:p text:style-name="P1"><text:span text:style-name="T2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0" draw:id="id30" draw:layer="layout" svg:width="0.635cm" svg:height="0.635cm" svg:x="15.39cm" svg:y="13.319cm">
          <text:p text:style-name="P1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2" draw:id="id32" draw:layer="layout" svg:width="0.635cm" svg:height="0.635cm" svg:x="16.237cm" svg:y="13.319cm">
          <text:p text:style-name="P1"><text:span text:style-name="T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4" draw:id="id34" draw:layer="layout" svg:width="0.635cm" svg:height="0.635cm" svg:x="17.083cm" svg:y="13.319cm">
          <text:p text:style-name="P1"><text:span text:style-name="T2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6" draw:id="id36" draw:layer="layout" svg:width="0.635cm" svg:height="0.635cm" svg:x="17.93cm" svg:y="13.319cm">
          <text:p text:style-name="P1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8" draw:id="id38" draw:layer="layout" svg:width="0.635cm" svg:height="0.635cm" svg:x="18.777cm" svg:y="13.319cm">
          <text:p text:style-name="P1"><text:span text:style-name="T2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0" draw:id="id40" draw:layer="layout" svg:width="0.635cm" svg:height="0.635cm" svg:x="19.623cm" svg:y="13.319cm">
          <text:p text:style-name="P1"><text:span text:style-name="T2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2" draw:id="id42" draw:layer="layout" svg:width="0.635cm" svg:height="0.635cm" svg:x="20.47cm" svg:y="13.319cm">
          <text:p text:style-name="P1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4" draw:id="id44" draw:layer="layout" svg:width="0.635cm" svg:height="0.635cm" svg:x="21.317cm" svg:y="13.319cm">
          <text:p text:style-name="P1"><text:span text:style-name="T2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6" draw:id="id46" draw:layer="layout" svg:width="0.635cm" svg:height="0.635cm" svg:x="22.163cm" svg:y="13.319cm">
          <text:p text:style-name="P1"><text:span text:style-name="T2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8" draw:id="id48" draw:layer="layout" svg:width="0.635cm" svg:height="0.635cm" svg:x="23.01cm" svg:y="13.319cm">
          <text:p text:style-name="P1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0" draw:id="id50" draw:layer="layout" svg:width="0.635cm" svg:height="0.635cm" svg:x="23.857cm" svg:y="13.319cm">
          <text:p text:style-name="P1"><text:span text:style-name="T2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2" draw:id="id52" draw:layer="layout" svg:width="0.635cm" svg:height="0.635cm" svg:x="24.703cm" svg:y="13.319cm">
          <text:p text:style-name="P1"><text:span text:style-name="T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3" draw:id="id53" draw:layer="layout" svg:width="0.635cm" svg:height="0.635cm" svg:x="25.55cm" svg:y="13.319cm">
          <text:p text:style-name="P1"><text:span text:style-name="T2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5" draw:id="id55" draw:layer="layout" svg:width="0.635cm" svg:height="0.635cm" svg:x="26.397cm" svg:y="13.319cm">
          <text:p text:style-name="P1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7" draw:id="id57" draw:layer="layout" svg:width="0.635cm" svg:height="0.635cm" svg:x="27.243cm" svg:y="13.319cm">
          <text:p text:style-name="P1"><text:span text:style-name="T2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8" draw:id="id58" draw:layer="layout" svg:width="0.635cm" svg:height="0.635cm" svg:x="28.09cm" svg:y="13.319cm">
          <text:p text:style-name="P1"><text:span text:style-name="T2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" draw:id="id19" draw:layer="layout" svg:width="0.635cm" svg:height="0.635cm" svg:x="10.342cm" svg:y="13.319cm">
          <text:p text:style-name="P1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031cm" svg:y1="4.429cm" svg:x2="7.946cm" svg:y2="8.62cm" draw:start-shape="id1" draw:start-glue-point="2" draw:end-shape="id2" draw:end-glue-point="0" svg:d="M8031 4429c0 3142-85 1047-85 4191" svg:viewBox="0 0 86 4192">
          <text:p/>
        </draw:connector>
        <draw:connector draw:style-name="gr3" draw:text-style-name="P1" draw:layer="layout" draw:type="curve" svg:x1="8.877cm" svg:y1="4.429cm" svg:x2="8.792cm" svg:y2="8.62cm" draw:start-shape="id3" draw:start-glue-point="2" draw:end-shape="id4" draw:end-glue-point="0" svg:d="M8877 4429c0 3142-85 1047-85 4191" svg:viewBox="0 0 86 4192">
          <text:p/>
        </draw:connector>
        <draw:connector draw:style-name="gr3" draw:text-style-name="P1" draw:layer="layout" draw:type="curve" svg:x1="9.724cm" svg:y1="4.429cm" svg:x2="9.639cm" svg:y2="8.62cm" draw:start-shape="id5" draw:start-glue-point="2" draw:end-shape="id6" draw:end-glue-point="0" svg:d="M9724 4429c0 3142-85 1047-85 4191" svg:viewBox="0 0 86 4192">
          <text:p/>
        </draw:connector>
        <draw:connector draw:style-name="gr3" draw:text-style-name="P1" draw:layer="layout" draw:type="curve" svg:x1="10.571cm" svg:y1="4.429cm" svg:x2="10.486cm" svg:y2="8.62cm" draw:start-shape="id7" draw:start-glue-point="2" draw:end-shape="id8" svg:d="M10571 4429c0 3142-85 1047-85 4191" svg:viewBox="0 0 86 4192">
          <text:p/>
        </draw:connector>
        <draw:connector draw:style-name="gr3" draw:text-style-name="P1" draw:layer="layout" draw:type="curve" svg:x1="11.417cm" svg:y1="4.429cm" svg:x2="11.332cm" svg:y2="8.62cm" draw:start-shape="id9" draw:start-glue-point="2" draw:end-shape="id10" draw:end-glue-point="0" svg:d="M11417 4429c0 3142-85 1047-85 4191" svg:viewBox="0 0 86 4192">
          <text:p/>
        </draw:connector>
        <draw:connector draw:style-name="gr3" draw:text-style-name="P1" draw:layer="layout" draw:type="curve" svg:x1="5.491cm" svg:y1="4.429cm" svg:x2="5.576cm" svg:y2="8.62cm" draw:start-shape="id11" draw:start-glue-point="2" svg:d="M5491 4429c0 3528 85 1433 85 4191" svg:viewBox="0 0 86 4192">
          <text:p/>
        </draw:connector>
        <draw:connector draw:style-name="gr3" draw:text-style-name="P1" draw:layer="layout" draw:type="curve" svg:x1="6.337cm" svg:y1="4.429cm" svg:x2="6.422cm" svg:y2="8.62cm" draw:start-shape="id12" draw:start-glue-point="2" svg:d="M6337 4429c0 3528 85 1433 85 4191" svg:viewBox="0 0 86 4192">
          <text:p/>
        </draw:connector>
        <draw:connector draw:style-name="gr3" draw:text-style-name="P1" draw:layer="layout" draw:type="curve" svg:x1="7.184cm" svg:y1="4.429cm" svg:x2="7.269cm" svg:y2="8.62cm" draw:start-shape="id13" draw:start-glue-point="2" svg:d="M7184 4429c0 3528 85 1433 85 4191" svg:viewBox="0 0 86 4192">
          <text:p/>
        </draw:connector>
        <draw:connector draw:style-name="gr3" draw:text-style-name="P1" draw:layer="layout" draw:type="curve" svg:x1="12.264cm" svg:y1="4.429cm" svg:x2="12.179cm" svg:y2="8.62cm" draw:start-shape="id14" draw:end-shape="id15" draw:end-glue-point="0" svg:d="M12264 4429c0 3142-85 1047-85 4191" svg:viewBox="0 0 86 4192">
          <text:p/>
        </draw:connector>
        <draw:connector draw:style-name="gr3" draw:text-style-name="P1" draw:layer="layout" draw:type="curve" svg:x1="13.111cm" svg:y1="4.429cm" svg:x2="13.026cm" svg:y2="8.62cm" draw:start-shape="id16" draw:start-glue-point="2" draw:end-shape="id17" draw:end-glue-point="0" svg:d="M13111 4429c0 3142-85 1047-85 4191" svg:viewBox="0 0 86 4192">
          <text:p/>
        </draw:connector>
        <draw:connector draw:style-name="gr4" draw:text-style-name="P1" draw:layer="layout" draw:type="curve" svg:x1="9.784cm" svg:y1="13.319cm" svg:x2="8.962cm" svg:y2="9.255cm" draw:start-shape="id18" draw:start-glue-point="0" svg:d="M9784 13319c0-3433-822-1402-822-4064" svg:viewBox="0 0 823 4065">
          <text:p/>
        </draw:connector>
        <draw:connector draw:style-name="gr3" draw:text-style-name="P1" draw:layer="layout" draw:type="curve" svg:x1="10.659cm" svg:y1="13.319cm" svg:x2="9.639cm" svg:y2="9.255cm" draw:start-shape="id19" draw:start-glue-point="0" draw:end-shape="id6" draw:end-glue-point="2" svg:d="M10659 13319c0-3049-1020-1018-1020-4064" svg:viewBox="0 0 1021 4065">
          <text:p/>
        </draw:connector>
        <draw:connector draw:style-name="gr3" draw:text-style-name="P1" draw:layer="layout" draw:type="curve" svg:x1="11.474cm" svg:y1="13.319cm" svg:x2="2.866cm" svg:y2="9.255cm" draw:start-shape="id20" draw:start-glue-point="0" draw:end-shape="id21" draw:end-glue-point="2" svg:d="M11474 13319c0-3049-8608-1018-8608-4064" svg:viewBox="0 0 8609 4065">
          <text:p/>
        </draw:connector>
        <draw:connector draw:style-name="gr3" draw:text-style-name="P1" draw:layer="layout" draw:type="curve" svg:x1="12.32cm" svg:y1="13.319cm" svg:x2="3.712cm" svg:y2="9.255cm" draw:start-shape="id22" draw:start-glue-point="0" draw:end-shape="id23" draw:end-glue-point="2" svg:d="M12320 13319c0-3049-8608-1018-8608-4064" svg:viewBox="0 0 8609 4065">
          <text:p/>
        </draw:connector>
        <draw:connector draw:style-name="gr3" draw:text-style-name="P1" draw:layer="layout" draw:type="curve" svg:x1="13.167cm" svg:y1="13.319cm" svg:x2="4.559cm" svg:y2="9.255cm" draw:start-shape="id24" draw:start-glue-point="0" draw:end-shape="id25" draw:end-glue-point="2" svg:d="M13167 13319c0-3049-8608-1018-8608-4064" svg:viewBox="0 0 8609 4065">
          <text:p/>
        </draw:connector>
        <draw:connector draw:style-name="gr3" draw:text-style-name="P1" draw:layer="layout" draw:type="curve" svg:x1="14.014cm" svg:y1="13.319cm" svg:x2="13.915cm" svg:y2="9.255cm" draw:start-shape="id26" draw:start-glue-point="0" draw:end-shape="id27" draw:end-glue-point="2" svg:d="M14014 13319c0-3049-99-1018-99-4064" svg:viewBox="0 0 100 4065">
          <text:p/>
        </draw:connector>
        <draw:connector draw:style-name="gr3" draw:text-style-name="P1" draw:layer="layout" draw:type="curve" svg:x1="14.86cm" svg:y1="13.319cm" svg:x2="14.761cm" svg:y2="9.255cm" draw:start-shape="id28" draw:start-glue-point="0" draw:end-shape="id29" draw:end-glue-point="2" svg:d="M14860 13319c0-3049-99-1018-99-4064" svg:viewBox="0 0 100 4065">
          <text:p/>
        </draw:connector>
        <draw:connector draw:style-name="gr3" draw:text-style-name="P1" draw:layer="layout" draw:type="curve" svg:x1="15.707cm" svg:y1="13.319cm" svg:x2="15.608cm" svg:y2="9.255cm" draw:start-shape="id30" draw:start-glue-point="0" draw:end-shape="id31" draw:end-glue-point="2" svg:d="M15707 13319c0-3049-99-1018-99-4064" svg:viewBox="0 0 100 4065">
          <text:p/>
        </draw:connector>
        <draw:connector draw:style-name="gr3" draw:text-style-name="P1" draw:layer="layout" draw:type="curve" svg:x1="16.554cm" svg:y1="13.319cm" svg:x2="16.455cm" svg:y2="9.255cm" draw:start-shape="id32" draw:start-glue-point="0" draw:end-shape="id33" draw:end-glue-point="2" svg:d="M16554 13319c0-3049-99-1018-99-4064" svg:viewBox="0 0 100 4065">
          <text:p/>
        </draw:connector>
        <draw:connector draw:style-name="gr3" draw:text-style-name="P1" draw:layer="layout" draw:type="curve" svg:x1="17.4cm" svg:y1="13.319cm" svg:x2="17.301cm" svg:y2="9.255cm" draw:start-shape="id34" draw:start-glue-point="0" draw:end-shape="id35" draw:end-glue-point="2" svg:d="M17400 13319c0-3049-99-1018-99-4064" svg:viewBox="0 0 100 4065">
          <text:p/>
        </draw:connector>
        <draw:connector draw:style-name="gr3" draw:text-style-name="P1" draw:layer="layout" draw:type="curve" svg:x1="18.247cm" svg:y1="13.319cm" svg:x2="18.148cm" svg:y2="9.255cm" draw:start-shape="id36" draw:start-glue-point="0" draw:end-shape="id37" draw:end-glue-point="2" svg:d="M18247 13319c0-3049-99-1018-99-4064" svg:viewBox="0 0 100 4065">
          <text:p/>
        </draw:connector>
        <draw:connector draw:style-name="gr3" draw:text-style-name="P1" draw:layer="layout" draw:type="curve" svg:x1="19.094cm" svg:y1="13.319cm" svg:x2="18.995cm" svg:y2="9.255cm" draw:start-shape="id38" draw:start-glue-point="0" draw:end-shape="id39" draw:end-glue-point="2" svg:d="M19094 13319c0-3049-99-1018-99-4064" svg:viewBox="0 0 100 4065">
          <text:p/>
        </draw:connector>
        <draw:connector draw:style-name="gr3" draw:text-style-name="P1" draw:layer="layout" draw:type="curve" svg:x1="19.94cm" svg:y1="13.319cm" svg:x2="19.841cm" svg:y2="9.255cm" draw:start-shape="id40" draw:start-glue-point="0" draw:end-shape="id41" draw:end-glue-point="2" svg:d="M19940 13319c0-3049-99-1018-99-4064" svg:viewBox="0 0 100 4065">
          <text:p/>
        </draw:connector>
        <draw:connector draw:style-name="gr3" draw:text-style-name="P1" draw:layer="layout" draw:type="curve" svg:x1="20.787cm" svg:y1="13.319cm" svg:x2="20.688cm" svg:y2="9.255cm" draw:start-shape="id42" draw:start-glue-point="0" draw:end-shape="id43" draw:end-glue-point="2" svg:d="M20787 13319c0-3049-99-1018-99-4064" svg:viewBox="0 0 100 4065">
          <text:p/>
        </draw:connector>
        <draw:connector draw:style-name="gr3" draw:text-style-name="P1" draw:layer="layout" draw:type="curve" svg:x1="21.634cm" svg:y1="13.319cm" svg:x2="21.535cm" svg:y2="9.255cm" draw:start-shape="id44" draw:start-glue-point="0" draw:end-shape="id45" draw:end-glue-point="2" svg:d="M21634 13319c0-3049-99-1018-99-4064" svg:viewBox="0 0 100 4065">
          <text:p/>
        </draw:connector>
        <draw:connector draw:style-name="gr3" draw:text-style-name="P1" draw:layer="layout" draw:type="curve" svg:x1="22.48cm" svg:y1="13.319cm" svg:x2="22.381cm" svg:y2="9.255cm" draw:start-shape="id46" draw:start-glue-point="0" draw:end-shape="id47" draw:end-glue-point="2" svg:d="M22480 13319c0-3049-99-1018-99-4064" svg:viewBox="0 0 100 4065">
          <text:p/>
        </draw:connector>
        <draw:connector draw:style-name="gr3" draw:text-style-name="P1" draw:layer="layout" draw:type="curve" svg:x1="23.327cm" svg:y1="13.319cm" svg:x2="23.228cm" svg:y2="9.255cm" draw:start-shape="id48" draw:start-glue-point="0" draw:end-shape="id49" draw:end-glue-point="2" svg:d="M23327 13319c0-3049-99-1018-99-4064" svg:viewBox="0 0 100 4065">
          <text:p/>
        </draw:connector>
        <draw:connector draw:style-name="gr3" draw:text-style-name="P1" draw:layer="layout" draw:type="curve" svg:x1="24.174cm" svg:y1="13.319cm" svg:x2="24.075cm" svg:y2="9.255cm" draw:start-shape="id50" draw:start-glue-point="0" draw:end-shape="id51" draw:end-glue-point="2" svg:d="M24174 13319c0-3049-99-1018-99-4064" svg:viewBox="0 0 100 4065">
          <text:p/>
        </draw:connector>
        <draw:connector draw:style-name="gr4" draw:text-style-name="P1" draw:layer="layout" draw:type="curve" svg:x1="25.02cm" svg:y1="13.319cm" svg:x2="13.026cm" svg:y2="9.255cm" draw:start-shape="id52" draw:start-glue-point="0" draw:end-shape="id17" draw:end-glue-point="2" svg:d="M25020 13319c0-3049-11994-1018-11994-4064" svg:viewBox="0 0 11995 4065">
          <text:p/>
        </draw:connector>
        <draw:connector draw:style-name="gr3" draw:text-style-name="P1" draw:layer="layout" draw:type="curve" svg:x1="25.867cm" svg:y1="13.319cm" svg:x2="24.879cm" svg:y2="9.255cm" draw:start-shape="id53" draw:start-glue-point="0" draw:end-shape="id54" draw:end-glue-point="2" svg:d="M25867 13319c0-3049-988-1018-988-4064" svg:viewBox="0 0 989 4065">
          <text:p/>
        </draw:connector>
        <draw:connector draw:style-name="gr3" draw:text-style-name="P1" draw:layer="layout" draw:type="curve" svg:x1="26.714cm" svg:y1="13.319cm" svg:x2="25.726cm" svg:y2="9.255cm" draw:start-shape="id55" draw:start-glue-point="0" draw:end-shape="id56" draw:end-glue-point="2" svg:d="M26714 13319c0-3049-988-1018-988-4064" svg:viewBox="0 0 989 4065">
          <text:p/>
        </draw:connector>
        <draw:connector draw:style-name="gr4" draw:text-style-name="P1" draw:layer="layout" draw:type="curve" svg:x1="27.56cm" svg:y1="13.319cm" svg:x2="11.332cm" svg:y2="9.255cm" draw:start-shape="id57" draw:start-glue-point="0" draw:end-shape="id10" draw:end-glue-point="2" svg:d="M27560 13319c0-3049-16228-1018-16228-4064" svg:viewBox="0 0 16229 4065">
          <text:p/>
        </draw:connector>
        <draw:connector draw:style-name="gr4" draw:text-style-name="P1" draw:layer="layout" draw:type="curve" svg:x1="28.407cm" svg:y1="13.319cm" svg:x2="12.179cm" svg:y2="9.255cm" draw:start-shape="id58" draw:start-glue-point="0" draw:end-shape="id15" draw:end-glue-point="2" svg:d="M28407 13319c0-3049-16228-1018-16228-4064" svg:viewBox="0 0 16229 4065">
          <text:p/>
        </draw:connector>
        <draw:connector draw:style-name="gr4" draw:text-style-name="P1" draw:layer="layout" draw:type="curve" svg:x1="1.317cm" svg:y1="13.319cm" svg:x2="26.615cm" svg:y2="9.255cm" draw:start-shape="id59" draw:start-glue-point="0" draw:end-shape="id60" draw:end-glue-point="2" svg:d="M1317 13319c0-3049 25298-1018 25298-4064" svg:viewBox="0 0 25299 4065">
          <text:p/>
        </draw:connector>
        <draw:connector draw:style-name="gr4" draw:text-style-name="P1" draw:layer="layout" draw:type="curve" svg:x1="2.164cm" svg:y1="13.319cm" svg:x2="10.486cm" svg:y2="9.255cm" draw:start-shape="id61" draw:start-glue-point="0" draw:end-shape="id8" draw:end-glue-point="2" svg:d="M2164 13319c0-3049 8322-1018 8322-4064" svg:viewBox="0 0 8323 4065">
          <text:p/>
        </draw:connector>
        <draw:connector draw:style-name="gr5" draw:text-style-name="P1" draw:layer="layout" draw:type="curve" svg:x1="3.011cm" svg:y1="13.319cm" svg:x2="7.946cm" svg:y2="9.255cm" draw:start-shape="id62" draw:start-glue-point="0" draw:end-shape="id2" draw:end-glue-point="2" svg:d="M3011 13319c0-3049 4935-1018 4935-4064" svg:viewBox="0 0 4936 4065">
          <text:p/>
        </draw:connector>
        <draw:connector draw:style-name="gr3" draw:text-style-name="P1" draw:layer="layout" draw:type="curve" svg:x1="3.857cm" svg:y1="13.319cm" svg:x2="27.504cm" svg:y2="9.255cm" draw:start-shape="id63" draw:start-glue-point="0" draw:end-shape="id64" draw:end-glue-point="2" svg:d="M3857 13319c0-3049 23647-1018 23647-4064" svg:viewBox="0 0 23648 4065">
          <text:p/>
        </draw:connector>
        <draw:connector draw:style-name="gr5" draw:text-style-name="P1" draw:layer="layout" draw:type="curve" svg:x1="4.704cm" svg:y1="13.319cm" svg:x2="7.099cm" svg:y2="9.255cm" draw:start-shape="id65" draw:start-glue-point="0" draw:end-shape="id66" draw:end-glue-point="2" svg:d="M4704 13319c0-3049 2395-1018 2395-4064" svg:viewBox="0 0 2396 4065">
          <text:p/>
        </draw:connector>
        <draw:connector draw:style-name="gr3" draw:text-style-name="P1" draw:layer="layout" draw:type="curve" svg:x1="5.551cm" svg:y1="13.319cm" svg:x2="28.28cm" svg:y2="9.255cm" draw:start-shape="id67" draw:start-glue-point="0" draw:end-shape="id68" draw:end-glue-point="2" svg:d="M5551 13319c0-3049 22729-1018 22729-4064" svg:viewBox="0 0 22730 4065">
          <text:p/>
        </draw:connector>
        <draw:connector draw:style-name="gr5" draw:text-style-name="P1" draw:layer="layout" draw:type="curve" svg:x1="6.397cm" svg:y1="13.319cm" svg:x2="5.406cm" svg:y2="9.255cm" draw:start-shape="id69" draw:start-glue-point="0" draw:end-shape="id70" draw:end-glue-point="2" svg:d="M6397 13319c0-3049-991-1018-991-4064" svg:viewBox="0 0 992 4065">
          <text:p/>
        </draw:connector>
        <draw:connector draw:style-name="gr5" draw:text-style-name="P1" draw:layer="layout" draw:type="curve" svg:x1="7.244cm" svg:y1="13.319cm" svg:x2="6.252cm" svg:y2="9.255cm" draw:start-shape="id71" draw:start-glue-point="0" draw:end-shape="id72" svg:d="M7244 13319c0-3049-992-1018-992-4064" svg:viewBox="0 0 993 4065">
          <text:p/>
        </draw:connector>
        <draw:connector draw:style-name="gr3" draw:text-style-name="P1" draw:layer="layout" draw:type="curve" svg:x1="8.091cm" svg:y1="13.319cm" svg:x2="1.342cm" svg:y2="9.255cm" draw:start-shape="id73" draw:start-glue-point="0" draw:end-shape="id74" draw:end-glue-point="2" svg:d="M8091 13319c0-3049-6749-1018-6749-4064" svg:viewBox="0 0 6750 4065">
          <text:p/>
        </draw:connector>
        <draw:connector draw:style-name="gr3" draw:text-style-name="P1" draw:layer="layout" draw:type="curve" svg:x1="8.937cm" svg:y1="13.319cm" svg:x2="2.104cm" svg:y2="9.255cm" draw:start-shape="id75" draw:start-glue-point="0" draw:end-shape="id76" draw:end-glue-point="2" svg:d="M8937 13319c0-3049-6833-1018-6833-4064" svg:viewBox="0 0 6834 4065">
          <text:p/>
        </draw:connector>
        <draw:custom-shape draw:style-name="gr6" draw:text-style-name="P1" draw:layer="layout" svg:width="14.224cm" svg:height="2.286cm" svg:x="13.573cm" svg:y="14.208cm">
          <text:p text:style-name="P1">Inheritance from the blue genom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0.287cm" svg:height="1.651cm" svg:x="4.175cm" svg:y="5.445cm">
          <text:p text:style-name="P1">Inheritance from the red geno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02:06:11.377502906</meta:creation-date>
    <dc:date>2015-03-24T04:45:20.942974431</dc:date>
    <meta:editing-duration>PT2H1M32S</meta:editing-duration>
    <meta:editing-cycles>3</meta:editing-cycles>
    <meta:generator>LibreOffice/4.2.7.2$Linux_X86_64 LibreOffice_project/420m0$Build-2</meta:generator>
    <meta:document-statistic meta:object-count="144"/>
  </office:meta>
</office:document-meta>
</file>